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Direct downloads alternatives:</text:span> - <text:span text:style-name="T1">Coming soon</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raw.githubusercontent.com/NobodySpecial256/thgtoa/master/guide.md" office:name=""><text:span text:style-name="Definition">Markdown</text:span></text:a> (references do not work when viewing this way).</text:p>
      <text:p text:style-name="Text_20_body">Mirrors: - <text:span text:style-name="T1">Coming soon</text:span></text:p>
      <text:p text:style-name="Text_20_body">The guide and all the files are also readily available on Archive.org and Archive.today:</text:p>
      <text:list text:style-name="L1">
        <text:list-item>
          <text:p text:style-name="P1">Archive.org: <text:a xlink:type="simple" xlink:href="https://web.archive.org/web/https://anonymousplanet-ng.org/" office:name=""><text:span text:style-name="Definition">https://web.archive.org/web/https://anonymousplanet-ng.org/</text:span></text:a></text:p>
        </text:list-item>
        <text:list-item>
          <text:p text:style-name="P1">Archive.today: <text:a xlink:type="simple" xlink:href="https://archive.ph/anonymousplanet-ng.org/" office:name=""><text:span text:style-name="Definition">https://archive.ph/anonymousplanet-ng.org/</text:span></text:a></text:p>
        </text:list-item>
        <text:list-item>
          <text:p text:style-name="P1">Archive.today over Tor: <text:a xlink:type="simple" xlink:href="http://archiveiya74codqgiixo33q62qlrqtkgmcitqx5u2oeqnmn5bpcbiyd.onion/anonymousplanet-ng.org/" office:name=""><text:span text:style-name="Definition">http://archiveiya74codqgiixo33q62qlrqtkgmcitqx5u2oeqnmn5bpcbiyd.onion/anonymousplanet-ng.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7T07:22:05Z</meta:creation-date>
    <dc:date>2022-07-17T07:22:05Z</dc:date>
  </office:meta>
</office:document-meta>
</file>